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rsid="000425b2" officeooo:paragraph-rsid="000425b2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rsid="0002cdbc" officeooo:paragraph-rsid="0002cdbc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03a4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2cdbc" officeooo:paragraph-rsid="000403a4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2cdbc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02cdbc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425b2"/>
    </style:style>
    <style:style style:name="T5" style:family="text">
      <style:text-properties officeooo:rsid="0004d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">Nome dello use case</text:p>
          </table:table-cell>
          <table:table-cell table:style-name="Tabella58.B1" office:value-type="string">
            <text:p text:style-name="P3">Invio promemoria</text:p>
            <text:p text:style-name="P2"/>
          </table:table-cell>
        </table:table-row>
        <table:table-row table:style-name="Tabella58.2">
          <table:table-cell table:style-name="Tabella58.A2" office:value-type="string">
            <text:p text:style-name="P1">Attori partecipanti</text:p>
          </table:table-cell>
          <table:table-cell table:style-name="Tabella58.B2" office:value-type="string">
            <text:p text:style-name="P4">Iniziato da: <text:span text:style-name="T4">Impiegato</text:span></text:p>
          </table:table-cell>
        </table:table-row>
        <table:table-row table:style-name="Tabella58.2">
          <table:table-cell table:style-name="Tabella58.A2" office:value-type="string">
            <text:p text:style-name="P1">Entry condition</text:p>
          </table:table-cell>
          <table:table-cell table:style-name="Tabella58.B2" office:value-type="string">
            <text:p text:style-name="P4">L'utente accede al sistema e viene riconosciuto come <text:span text:style-name="T4">Impiegato <text:line-break/>Invio Promemoria estende Promemoria Sconto e Promemoria Pagamento</text:span></text:p>
          </table:table-cell>
        </table:table-row>
        <table:table-row table:style-name="Tabella58.4">
          <table:table-cell table:style-name="Tabella58.A2" office:value-type="string">
            <text:p text:style-name="P1">Flusso di eventi</text:p>
          </table:table-cell>
          <table:table-cell table:style-name="Tabella58.B2" office:value-type="string">
            <text:p text:style-name="P6"/>
            <text:p text:style-name="P7">1. <text:span text:style-name="T3">Accede alla sezione per inviare l'Email</text:span>.</text:p>
            <text:p text:style-name="P7"/>
            <text:p text:style-name="P7">2.<text:span text:style-name="T3"> </text:span><text:span text:style-name="T4">Seleziona il tipo di email da inviare scegliendo fra Promemoria </text:span><text:span text:style-name="T5">Fattura</text:span><text:span text:style-name="T4"> oppure Promemoria Pagamento</text:span><text:span text:style-name="T3">. <text:s text:c="2"/></text:span></text:p>
            <text:p text:style-name="P8"/>
            <text:p text:style-name="P7">3. <text:span text:style-name="T3">Compila i campi inerenti al corpo e oggetto dell'email</text:span>.</text:p>
            <text:p text:style-name="P8"/>
            <text:p text:style-name="P8">4. Spedisce l'email.</text:p>
            <text:p text:style-name="P6"><text:s text:c="6"/><text:span text:style-name="T3">5</text:span>. Il sistema mostra <text:span text:style-name="T3">un messaggio per segnalarci che la spedizione è <text:s text:c="16"/>andata a buon fine</text:span>.</text:p>
          </table:table-cell>
        </table:table-row>
        <table:table-row table:style-name="Tabella58.5">
          <table:table-cell table:style-name="Tabella58.A2" office:value-type="string">
            <text:p text:style-name="P1">Exit condition</text:p>
          </table:table-cell>
          <table:table-cell table:style-name="Tabella58.B2" office:value-type="string">
            <text:p text:style-name="P4">In caso di successo Il sistema mostra <text:span text:style-name="T3">un messaggio di conferma</text:span></text:p>
            <text:p text:style-name="P4"/>
          </table:table-cell>
        </table:table-row>
        <table:table-row table:style-name="Tabella58.5">
          <table:table-cell table:style-name="Tabella58.A2" office:value-type="string">
            <text:p text:style-name="P1">Exception condition</text:p>
          </table:table-cell>
          <table:table-cell table:style-name="Tabella58.B2" office:value-type="string">
            <text:p text:style-name="P11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1">Requisiti qualitativi</text:p>
          </table:table-cell>
          <table:table-cell table:style-name="Tabella58.B2" office:value-type="string">
            <text:p text:style-name="P5"><text:span text:style-name="T4">L'impiegato</text:span> devono ricevere un messaggio di conferma in meno di 10 secondi dall'invio della mail.</text:p>
          </table:table-cell>
        </table:table-row>
      </table:table>
      <text:p text:style-name="P9">UC<text:span text:style-name="T3">2</text:span>: <text:span text:style-name="T4">L</text:span><text:span text:style-name="T3">'impiegato invia una ema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4T19:18:12.05</dc:date>
    <meta:editing-duration>P0D</meta:editing-duration>
    <meta:editing-cycles>5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39" meta:character-count="934" meta:non-whitespace-character-count="788"/>
  </office:meta>
</office:document-meta>
</file>